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5.875cm" style:type="right"/>
        </style:tab-stops>
      </style:paragraph-properties>
      <style:text-properties officeooo:rsid="00036e1d" officeooo:paragraph-rsid="00036e1d"/>
    </style:style>
    <style:style style:name="P2" style:family="paragraph" style:parent-style-name="Standard">
      <style:paragraph-properties fo:text-align="center" style:justify-single-word="false">
        <style:tab-stops>
          <style:tab-stop style:position="15.875cm" style:type="right"/>
        </style:tab-stops>
      </style:paragraph-properties>
      <style:text-properties fo:font-size="40pt" officeooo:rsid="00036e1d" officeooo:paragraph-rsid="00036e1d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1, top left<text:tab/>Page 1, top righ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GE ON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 1, bottom left<text:tab/>Page 1, bottom right</text:p>
      <text:p text:style-name="P1"><text:soft-page-break/>Page 2, top left<text:tab/>Page 2, top righ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GE TW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ge 2, bottom left<text:tab/>Page 2, bottom r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231cm" fo:margin-bottom="2cm" fo:margin-left="3.138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7:31:05.318000000</meta:creation-date>
    <dc:date>2016-02-19T17:33:52.278000000</dc:date>
    <meta:editing-duration>PT2M47S</meta:editing-duration>
    <meta:editing-cycles>1</meta:editing-cycles>
    <meta:document-statistic meta:table-count="0" meta:image-count="0" meta:object-count="0" meta:page-count="2" meta:paragraph-count="6" meta:word-count="36" meta:character-count="164" meta:non-whitespace-character-count="134"/>
    <meta:generator>LibreOffice/4.4.5.2$Windows_x86 LibreOffice_project/a22f674fd25a3b6f45bdebf25400ed2adff0ff99</meta:generator>
  </office:meta>
</office:document-meta>
</file>